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sans-serif" svg:font-family="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2"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3"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9"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2"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3"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fo:language="sk" fo:country="SK"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cm" fo:margin-right="0cm" fo:line-height="150%" fo:text-indent="0cm" style:auto-text-indent="false" style:writing-mode="lr-tb"/>
      <style:text-properties style:font-name="Palatino Linotype"/>
    </style:style>
    <style:style style:name="P18"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20"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21"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24"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25"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26"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27"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margin-top="0cm" fo:margin-bottom="0.353cm" fo:line-height="150%" fo:text-align="center" style:justify-single-word="false" style:text-autospace="none"/>
      <style:text-properties fo:font-variant="normal" fo:text-transform="none" fo:color="#252525" style:font-name="Palatino Linotype"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9"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30"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31"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2"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3"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34"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5"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36"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37" style:family="paragraph" style:parent-style-name="Standard" style:list-style-name="L5">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language="en" fo:country="US"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44" style:family="paragraph" style:parent-style-name="Standard" style:list-style-name="L5">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46"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47" style:family="paragraph" style:parent-style-name="Text_20_body" style:list-style-name="L10">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P48"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normal" style:font-size-asian="12pt" style:font-weight-asian="normal" style:font-size-complex="12pt" style:font-weight-complex="normal"/>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Palatino Linotype" fo:letter-spacing="normal" style:text-underline-style="none"/>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1" style:family="text">
      <style:text-properties fo:font-variant="normal" fo:text-transform="none" fo:color="#000000" fo:letter-spacing="normal" style:text-underline-style="none"/>
    </style:style>
    <style:style style:name="T12" style:family="text">
      <style:text-properties fo:font-variant="normal" fo:text-transform="none" fo:color="#000000" fo:letter-spacing="normal" fo:language="en" fo:country="US" fo:font-style="normal" fo:font-weight="normal" style:font-weight-asian="normal" style:font-weight-complex="normal"/>
    </style:style>
    <style:style style:name="T13" style:family="text">
      <style:text-properties fo:font-variant="normal" fo:text-transform="none" fo:color="#000000" fo:letter-spacing="normal" fo:language="sk" fo:country="SK" fo:font-style="normal" fo:font-weight="normal" style:font-weight-asian="normal" style:font-weight-complex="normal"/>
    </style:style>
    <style:style style:name="T14" style:family="text">
      <style:text-properties fo:font-variant="normal" fo:text-transform="none" fo:color="#252525" fo:letter-spacing="normal" fo:font-style="normal" fo:font-weight="normal" style:font-weight-asian="normal" style:font-weight-complex="normal"/>
    </style:style>
    <style:style style:name="T15" style:family="text">
      <style:text-properties fo:font-variant="normal" fo:text-transform="none" fo:color="#252525" style:font-name="Palatino Linotype" fo:font-size="9pt" fo:letter-spacing="normal"/>
    </style:style>
    <style:style style:name="T16" style:family="text">
      <style:text-properties fo:font-variant="normal" fo:text-transform="none" fo:color="#252525" style:font-name="Palatino Linotype" fo:font-size="9pt" fo:letter-spacing="normal" fo:font-style="italic"/>
    </style:style>
    <style:style style:name="T17" style:family="text">
      <style:text-properties fo:font-variant="normal" fo:text-transform="none" fo:color="#ffffff" fo:letter-spacing="normal" fo:font-style="normal" fo:font-weight="normal" fo:background-color="#ffffff" style:font-weight-asian="normal" style:font-weight-complex="normal"/>
    </style:style>
    <style:style style:name="T18"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19" style:family="text">
      <style:text-properties fo:font-variant="normal" fo:text-transform="none" fo:color="#0b0080" style:text-line-through-style="none" style:font-name="Palatino Linotype" fo:font-size="9pt" fo:letter-spacing="normal" style:text-underline-style="none" style:text-blinking="false"/>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style:font-name="Palatino Linotype"/>
    </style:style>
    <style:style style:name="T27" style:family="text">
      <style:text-properties fo:font-weight="normal" style:font-weight-asian="normal" style:font-weight-complex="normal"/>
    </style:style>
    <style:style style:name="T28" style:family="text">
      <style:text-properties style:font-name-asian="URWPalladioL-Roma" style:font-name-complex="URWPalladioL-Roma"/>
    </style:style>
    <style:style style:name="T29" style:family="text">
      <style:text-properties style:font-name-asian="URWPalladioL-Roma-Slant_167" style:font-name-complex="URWPalladioL-Roma-Slant_167"/>
    </style:style>
    <style:style style:name="T30" style:family="text">
      <style:text-properties fo:color="#000000" fo:font-weight="normal" style:font-weight-asian="normal" style:font-weight-complex="normal"/>
    </style:style>
    <style:style style:name="T31" style:family="text">
      <style:text-properties fo:color="#000000" fo:language="en" fo:country="US" fo:font-weight="normal" style:font-weight-asian="normal" style:font-weight-complex="normal"/>
    </style:style>
    <style:style style:name="T32" style:family="text">
      <style:text-properties style:font-name-asian="URWPalladioL-Bold" style:font-name-complex="URWPalladioL-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asarykova univerzita<text:line-break/>Fakulta informatiky</text:p>
      <text:p text:style-name="P20"><draw:frame draw:style-name="fr1" draw:name="graphics1" text:anchor-type="as-char" svg:width="3.15cm" svg:height="3.073cm" draw:z-index="0"><draw:image xlink:href="Pictures/200000080000304400002F56F1F9F11C.wmf" xlink:type="simple" xlink:show="embed" xlink:actuate="onLoad"/></draw:frame></text:p>
      <text:p text:style-name="P24">Vývoj rehabilitačnej hry s využitím zariadenia Leap Motion</text:p>
      <text:p text:style-name="P25">Úvod k bakalárskej práci</text:p>
      <text:p text:style-name="P21">Michal Obert</text:p>
      <text:p text:style-name="P21"/>
      <text:p text:style-name="P21"/>
      <text:p text:style-name="P22"/>
      <text:p text:style-name="P22"/>
      <text:p text:style-name="P22"/>
      <text:p text:style-name="P22"/>
      <text:p text:style-name="P22"/>
      <text:p text:style-name="P22"/>
      <text:p text:style-name="P22">Brno, 2015</text:p>
      <text:p text:style-name="P28"/>
      <text:p text:style-name="P28"/>
      <text:p text:style-name="P6"><text:soft-page-break/>Obsah</text:p>
      <text:p text:style-name="P6"/>
      <text:p text:style-name="P1"><text:span text:style-name="T28">1 </text:span>Úvod </text:p>
      <text:p text:style-name="P2">2 Rehabilitácia</text:p>
      <text:p text:style-name="P1"><text:span text:style-name="T28">3 </text:span>Zariadenia snímajúce pohyb </text:p>
      <text:list xml:id="list31206456" text:style-name="L1">
        <text:list-item>
          <text:list>
            <text:list-item>
              <text:p text:style-name="P29">Leap Motion</text:p>
            </text:list-item>
            <text:list-item>
              <text:p text:style-name="P29">Kinect</text:p>
            </text:list-item>
            <text:list-item>
              <text:p text:style-name="P29">Geomagic touch</text:p>
            </text:list-item>
            <text:list-item>
              <text:p text:style-name="P29">Wii Remote</text:p>
            </text:list-item>
            <text:list-item>
              <text:p text:style-name="P29">Le Stick</text:p>
            </text:list-item>
            <text:list-item>
              <text:p text:style-name="P29">Asus Eee Stick</text:p>
            </text:list-item>
            <text:list-item>
              <text:p text:style-name="P30">Playstation@4 Eye</text:p>
            </text:list-item>
          </text:list>
        </text:list-item>
      </text:list>
      <text:p text:style-name="P1"><text:span text:style-name="T28">4 Použitie zariadení snímajúcich pohyb v rehabilitácii</text:span> </text:p>
      <text:p text:style-name="P2">5 Serious games<text:line-break/>6 Použité technológie</text:p>
      <text:p text:style-name="P1"><text:span text:style-name="T28">7 </text:span>Návrh hry</text:p>
      <text:p text:style-name="P1"><text:span text:style-name="T28"><text:tab/>7.1 </text:span><text:span text:style-name="T29">Účel hry</text:span></text:p>
      <text:p text:style-name="P1"><text:span text:style-name="T28"><text:tab/>7.2 </text:span><text:span text:style-name="T29">Princípy hry</text:span></text:p>
      <text:p text:style-name="P1"><text:span text:style-name="T28"><text:tab/>7.3 </text:span><text:span text:style-name="T29">Ovládanie </text:span></text:p>
      <text:p text:style-name="P1"><text:span text:style-name="T28">8 </text:span>Implementácia </text:p>
      <text:p text:style-name="P26">9 Uživateľské testovanie <text:span text:style-name="T27">//cca 10 ľudí si to zahrá, odpovie na dotazník, vyhodnotenie</text:span></text:p>
      <text:p text:style-name="P26">10 Future work<text:span text:style-name="T27"> </text:span></text:p>
      <text:p text:style-name="P3"><text:span text:style-name="T28">11 </text:span><text:span text:style-name="T32">Záver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Úvod</text:p>
      <text:p text:style-name="P5"/>
      <text:p text:style-name="P5">Serious games, v preklade „vážne hry“, vychádzajú z konceptu hry ako formy učenia </text:p>
      <text:p text:style-name="P5">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serious games [1].<text:line-break/></text:p>
      <text:p text:style-name="P8"><text:span text:style-name="T14"><text:tab/>„Liečebná rehabilitácia</text:span><text:span text:style-name="T17"> </text:span><text:span text:style-name="T14">je medicínsky odbor, ktorý skúma a využíva prostriedky liečebnej telesnej výchovy, pracovnej, psychosociálnej a výchovnej rehabilitácie v prevencii, diagnóze a liečbe chorôb“ [2].</text:span><text:span text:style-name="T8">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7"><text:tab/>Na vyriešenie tohto problému sa vynikajúco hodia hry, v ktorých je časté opakovanie určitého pohybu či činnosti bežné a využívané k zlepšeniu hratelnosti. <text:line-break/></text:p>
      <text:p text:style-name="P7"><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7"/>
      <text:p text:style-name="P8"><text:span text:style-name="T8"><text:tab/>Hra je určená pre použitie so zariadením </text:span><text:span text:style-name="T10">Leap Motion</text:span><text:span text:style-name="T8"> (Leap Motion, Inc.) [3]. Je to malé zariadenie pripojené pomocou USB (Universal Serial Bus, v preklade Univerzálna sériová zbernica), ktoré umožňuje snímať pohyby rúk hráča. Využíva k tomu 3 LED (Light-emitting diode, v preklade svetelná dióda), ktoré vytvárajú 3D sieť bodov v </text:span><text:span text:style-name="T8">priestore približne do výšky 1 meter nad zariadením a 2 infračervené kamery, ktoré snímajú pohyb v tomto priestore rýchlosťou približne 200 snímkov za sekundu a </text:span><text:soft-page-break/><text:span text:style-name="T8">presnosťou 0,01 mm [4] . Poskytuje tak možnosť kontroly správneho vykonávania pohybov a zároveň okamžitú spätnú väzbu pre hráča. </text:span></text:p>
      <text:p text:style-name="P11"><text:span text:style-name="T8"><text:line-break/><text:tab/>Ďalej som využil vývojové prostredie </text:span><text:span text:style-name="T10">Unity3D</text:span><text:span text:style-name="T9">, ktoré je navrhnuté priamo na tvorbu hier a simulačných aplikácií a taktiež poskytuje množstvo voľne dostupných materiálov použiteľných pri vývoji. </text:span><text:span text:style-name="T10">Unity3D </text:span><text:span text:style-name="T9">podporuje 3 programovacie jazyky (</text:span><text:span text:style-name="T10">C#</text:span><text:span text:style-name="T9">, </text:span><text:span text:style-name="T10">JavaScript</text:span><text:span text:style-name="T9"> a </text:span><text:span text:style-name="T10">Boo</text:span><text:span text:style-name="T9">). </text:span></text:p>
      <text:p text:style-name="P11"><text:span text:style-name="T9">Rozhodol som </text:span><text:span text:style-name="T9">sa </text:span><text:span text:style-name="T9">pre C</text:span><text:span text:style-name="T9">#, </text:span><text:span text:style-name="T9">pretože som s ním zo spomínaných jazykov najbližšie oboznámený.</text:span></text:p>
      <text:p text:style-name="P7"/>
      <text:p text:style-name="P7"><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18"><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7"/>
      <text:p text:style-name="P11"><text:span text:style-name="T8"><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12">//odtia</text:span><text:span text:style-name="T13">ľto to asi budem prepisovať</text:span><text:span text:style-name="T8"><text:tab/></text:span></text:p>
      <text:p text:style-name="P11"><text:span text:style-name="T8">Poslednú časť mojej práce tvorí test účinnosti hry priamo na osobách s poruchami jemnej motoriky. V spolupráci so strediskom </text:span><text:span text:style-name="T10">Teiresiás</text:span><text:span text:style-name="T8"> a </text:span><text:span text:style-name="T10">Fakultou sportovních studií Masarykovy </text:span><text:span text:style-name="T10">univerzity</text:span><text:span text:style-name="T8"> bola hra doručená pacientom, ktorý ju testovali. Spätnú väzbu ako aj postup a zmenu zdravotného stavu jednotlivých pacientov som spracoval a vyhodnotil v záverečnej časti tejto práce.</text:span></text:p>
      <text:p text:style-name="P7"><text:soft-page-break/></text:p>
      <text:p text:style-name="P11"><text:tab/>Výsledky mojej práce sa dajú rozdeliť do 2 častí. </text:p>
      <text:p text:style-name="P11">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2 Rehabilitácia</text:p>
      <text:p text:style-name="P14">//text o rehabilitácii, technológie aké sa používajú, spomeniem Neuron ak nie je príliš //závislý na kinecte, ak je tak až v sekcii 4</text:p>
      <text:p text:style-name="P13"/>
      <text:p text:style-name="P13">3 Zariadenia snímajúce pohyb v hernom priemysle </text:p>
      <text:p text:style-name="P11"><text:span text:style-name="T30"><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31">[14]</text:span></text:p>
      <text:p text:style-name="P9"/>
      <text:list xml:id="list31222121" text:style-name="L2">
        <text:list-item>
          <text:list>
            <text:list-header>
              <text:p text:style-name="P31">3.1 Leap Motion</text:p>
              <text:p text:style-name="P34">//trochu rozsiahlejší text ako u ostatných zariadení, spomeniem prečo som si vybral leap</text:p>
              <text:p text:style-name="P31"><text:line-break/>3.2 Kinect</text:p>
              <text:list>
                <text:list-item>
                  <text:list>
                    <text:list-item>
                      <text:list>
                        <text:list-header>
                          <text:p text:style-name="P45"><text:s/><text:tab/>Kinect od spoločnosti Microsoft pre Xbox 360, Xbox One, či pre počítače, je súčasnej dobe je asi najznámejším zariadením pre snímanie pohybu v hernom priemysle. Za svoj úspech vďačí najme cenovej dostupnosti, ktorú si firma Microsoft zaistila vývojom nízko nákladových 3-D kamier, ktoré sú hlavnou súčasťou zariadenia. <text:line-break/>3-D camera Kinectu funguje na rovnakom princípe ako Leap Motion, infračervené lúče sú vysielané a zachytávaná kamerou, ktorá získané údaje posiela zariadeniu na ďalšie spracovanie.<text:span text:style-name="T1">[6]</text:span></text:p>
                        </text:list-header>
                      </text:list>
                    </text:list-item>
                  </text:list>
                </text:list-item>
              </text:list>
              <text:p text:style-name="P31"><text:line-break/>3.3 Geomagic touch</text:p>
              <text:p text:style-name="P43"><text:span text:style-name="T20"><text:s/><text:tab/></text:span><text:span text:style-name="T22">Geomagic touch je motorizované zariadenie, ktoré poskytuje silovú spätnú väzbu na používateľovej ruke, čím umožňuje </text:span><text:span text:style-name="T23">cítiť</text:span><text:span text:style-name="T21">, či </text:span><text:span text:style-name="T23">uchopiť </text:span><text:span text:style-name="T21">virtuálne objekty v 3D priestore.<text:line-break/></text:span><text:soft-page-break/><text:span text:style-name="T21">Pre svoju vyššiu cenu (približne 3900 </text:span><text:span text:style-name="T21">$ [10]</text:span><text:span text:style-name="T21">) je však používaný z väčšej časti len pre vedu a výskum</text:span><text:span text:style-name="T21"> </text:span><text:span text:style-name="T21">.</text:span></text:p>
              <text:p text:style-name="P43"/>
            </text:list-header>
          </text:list>
        </text:list-item>
      </text:list>
      <text:list xml:id="list31228705" text:style-name="L3">
        <text:list-item>
          <text:list>
            <text:list-header>
              <text:p text:style-name="P36"><text:span text:style-name="T25">3.4 Wii </text:span><text:span text:style-name="T25">Remote</text:span></text:p>
              <text:p text:style-name="P36"><text:span text:style-name="T25"><text:tab/></text:span><text:span text:style-name="T27">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36"/>
              <text:p text:style-name="P32">3.5 Le Stick</text:p>
            </text:list-header>
          </text:list>
        </text:list-item>
      </text:list>
      <text:p text:style-name="P11"><text:span text:style-name="T27"><text:s/><text:tab/>Vôbec prvý </text:span><text:span text:style-name="T27">hern</text:span><text:span text:style-name="T27">ý ovládač na trhu vyvinutý v roku 1981 <text:s/>firmou DataSoft Inc.</text:span><text:span text:style-name="T27">[7]</text:span></text:p>
      <text:p text:style-name="P15">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15"/>
      <text:list xml:id="list31214284" text:style-name="L4">
        <text:list-item>
          <text:list>
            <text:list-header>
              <text:p text:style-name="P33">3.6 Asus Eee Stick</text:p>
              <text:list>
                <text:list-header>
                  <text:p text:style-name="P35"><text:s/><text:tab/>Herný ovládač od spoločnosti ASUSTek vyvynutý pre počítače Eee PC a EeeBox PC, taktiež od spoločnosti ASUSTek. Dizajnovo aj technicky veľmi podobný Wii Remote (sekcia 3.4) </text:p>
                </text:list-header>
              </text:list>
            </text:list-header>
          </text:list>
        </text:list-item>
      </text:list>
      <text:p text:style-name="P17"><text:span text:style-name="T20"><text:line-break/></text:span>3.7 <text:span text:style-name="T4">PlayStation®4 Eye</text:span></text:p>
      <text:p text:style-name="P17"><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rozpoznať hĺbku priestoru (teda tretí rozmer). <text:s/>To umožňuje PS4 Eye vystrihnúť obraz hráča z pozadia alebo určiť jeho polohu (vzhľadom k </text:span><text:soft-page-break/><text:span text:style-name="T3">PS4). Postavy v hre sa tak napríklad môžu otočiť priamo na hráča.</text:span><text:span text:style-name="T3">[5]</text:span></text:p>
      <text:p text:style-name="P19"/>
      <text:p text:style-name="P19"/>
      <text:p text:style-name="P19"/>
      <text:p text:style-name="P19">7 Návrh hry</text:p>
      <text:p text:style-name="P48"><text:tab/>Hra je primárne určená ako rehabilitačná pomôcka. Je určená výhradne pre použitie so zariadením Leap motion a s ohľadom na tento fakt bola hra aj navrhovaná. Pôvodným návrhom bolo využiť princíp „sandbox“ (teda pieskovisko), kedy by bolo možné okolité prostredie voľne upravovať. Tento herný mechanizmus je zaujímavý, vhodný pre prácu s Leap motion a predpokladal som teda, že bude vhodný aj pre mnou vyvíjanú hru. Zistil som však, že herný mechanizmus nie je dostatočne chytľavý a návykový. Pre prácu sa hodí, avšak neobstojí ako unique selling point. Do hry som ho teda začlenil, avšak základ hry som postavil na pomerne jednoduchom ovládaní guličky s cieľom dostať ju do cieľa, podobne ako v hrách (_!_TODO pridaj názvy hier ktoré sa podobajú mojej). V hre sú v súčasnej dobe 4 úrovne v ktorých hráč naviguje guličku do cieľa a 1 úroveň v ktorej je možné plne upravovať prostredie. Túto poslednú úroveň môže hráč využiť pre návrh vlastných úrovní, či len pre úpravu prostredia („sandbox“). </text:p>
      <text:p text:style-name="P48"/>
      <text:p text:style-name="P48"><text:tab/>Ako som spomenul v predchádzajúcej kapitole, šlo mi aj o návykovosť hry. <text:s/>V hernom priemysle sa jedná o kontroverzný aspekt. Na jednej strane sú vývojári, ktorým ide všeobecne o to, aby bola hra čo najviac návyková, takže hráči jej venujú väčšie množstvo času. Toto je mimoriadne žiadúce najmä u hier s mesačnými poplatkami. Na druhej strane sú odporcovia hier, ktorým práve tento aspekt hier vadí najviac (pretože ak je hra príliš návyková, hráč stráca kontakt s realitou, straní sa spoločnosti, ...). Hráči sa prikláňajú skôr na stranu vývojárov, pretože čím je hra viac návyková, tým býva väčšinou zábavnejšia. Ak je ale príliš návyková, väčšinou si to uvedomia a môže to byť jeden <text:s/>z dôvodov, prečo hru prestať hrať (hráč nemá dostatok času), prípadne hru nezačať hrať vôbec (hráč nechce venovať príliš veľké množstvo svojho času hraniu danej hry). Ojedinele môže prílišná návykovosť viesť aj k žalobám (_!_TODO odkaz na rusa ktory zaloval fallout). V súvislosti s mojou hrou však ide o pozitívnu vlasť hlavne z troch dôvodov:</text:p>
      <text:p text:style-name="P48"><text:tab/>1) Mojim zámerom je, aby hráč u hry strávil čo možno najväčšie množstvo času, <text:s/>z <text:tab/>dôvodu urýchlenia rehabilitácie</text:p>
      <text:p text:style-name="P48"><text:tab/>2) Držanie ruky vo vodorovnej polohe bez možnosti opierať ju o stôl (čo je poloha <text:tab/>umožňujúca používať Leap motion) je značne namáhavé a ani zdravý jedinec by <text:tab/>nebol schopný hrať hru bez prestávky dlhšie ako niekoľko desiatok minút. Teda aj v <text:tab/>prípade, že by hra bola mimoriadne návyková, hráč nie je schopný stráviť hraním <text:tab/>dostatočné množstvo času potrebné na vytvorenie závislosti. </text:p>
      <text:p text:style-name="P48"><text:tab/>3) Ako jediný vývojár tejto hry nie som reálne schopný hru prepracovať do takej <text:tab/>miery aby bola reálne návyková (Bez použitia techník využívaných v hazardných <text:tab/>hrách. Tie som však nevyužil).</text:p>
      <text:p text:style-name="P48"><text:s/></text:p>
      <text:p text:style-name="P48"/>
      <text:list xml:id="list31246691" text:style-name="L10">
        <text:list-item>
          <text:list>
            <text:list-item>
              <text:p text:style-name="P47">Účel hry</text:p>
            </text:list-item>
          </text:list>
        </text:list-item>
      </text:list>
      <text:p text:style-name="P19"><text:span text:style-name="T27"><text:tab/>Hra je určená pre rehabilitáciu pacientov po zranení ruky (svalstva, nervov, kostí, </text:span><text:soft-page-break/><text:span text:style-name="T27">väziva a kĺbov spojených s funkciami ruky, najmä v oblasti dlane a prstov), alebo centrálnej nervovej sústavy (konkrétne poruchy obmedzujúce pohyblivosť ruky, najmä v oblasti dlane a prstov). <text:s text:c="3"/>_!_TODO (add something else?)</text:span></text:p>
      <text:list xml:id="list36489535" text:continue-numbering="true" text:style-name="L10">
        <text:list-item>
          <text:list>
            <text:list-item>
              <text:p text:style-name="P47">Princípy hry</text:p>
              <text:list>
                <text:list-item>
                  <text:list>
                    <text:list-header>
                      <text:p text:style-name="P47"><text:s/><text:tab/><text:span text:style-name="T27">Ako bolo spomenuté v sekcii 7, hra je rozdelená na úrovne s ovládaním guličky a na „sandbox“ úroveň. <text:line-break/>V úrovniach s ovládaním guličky ide o úspešné presunutie guličky do cieľa, pričom medzi štartom a cieľom sú rozmiestnené mince, ktorých zbieranie zvyšuje hráčove skóre. </text:span></text:p>
                      <text:p text:style-name="P47"><text:span text:style-name="T27">(_!_TODO consider awarding points for best time) Mince sú rozmiestnené tak, aby bol hráč odmeňovaný za zvolenie si cesty s vyššou obtiažnosťou a zároveň tak, aby bolo možné v každej úrovni zozbierať všetky mince (hráč má teda motiváciu k tomu hrať každý <text:s/>level viac krát, aby dosiahol perfektné skóre).<text:line-break/>V „sandbox“ úrovni má hráč možnosť upravovať terén podľa vlastného uváženia (je schopný zvyšovať či znižovať výšku terénu a pridávať či odoberať stromy. V úrovni sa taktiež nachádza štart a cieľ, s ktorými pre zjednodušenie ovládania nie je možné pohybovať a hráč má možnosť kedykoľvek prepnúť mód z Editoru (úprava terénu) do Play módu, kde sa gulička presunie na štart a hráč má opäť za úlohu dostať sa do cieľa, tentokrát už v ním vytvorenej úrovni. (_!_TODO finish sandbox level)</text:span></text:p>
                    </text:list-header>
                  </text:list>
                </text:list-item>
              </text:list>
            </text:list-item>
            <text:list-item>
              <text:p text:style-name="P47">Ovládanie</text:p>
            </text:list-item>
          </text:list>
        </text:list-item>
      </text:list>
      <text:p text:style-name="P19"><text:tab/><text:span text:style-name="T27">Hra je sa ovláda kombináciou myši, klávesnice a zariadenia Leap Motion, pričom dôraz je kladený hlavne na Leap Motion. </text:span></text:p>
      <text:p text:style-name="P19"><text:span text:style-name="T27">Úvodné menu je ovládané výhradne pomocou myši. Dôvodom je zjednodušenie ovládania a predpoklad, že hráč je viac zoznámený (_!_TODO more comfortable) s myšou než so zariadením Leap Motion. V tomto menu je možné zobraziť štatistiky (v súčasnej dobe kvôli menšiemu rozmeru hry sa štatistiky zobrazujú len od momentu kedy sa spustila hra a v momente kedy sa vypne sa vymažú), spustiť hru, či priamo vybrať si požadovanú úroveň.</text:span></text:p>
      <text:p text:style-name="P19"><text:span text:style-name="T27">Prvé 4 úrovne (úrovne ovládania guličky) sa potom ovládajú pohybmi dlane.<text:line-break/>_!_TODO pridaj pohyby dlane</text:span></text:p>
      <text:p text:style-name="P48">Klávesnica tu reaguje na stisnutie klávesy „Esc“, ktorá pozastaví hru, otvorí sa menu, z ktorého je možné dostať sa späť do úvodného menu, prípadne ďalej pokračovať v hre.<text:line-break/></text:p>
      <text:p text:style-name="P48">V piatom kole môže hráč prepínať medzi „Editor“ a „Play“ módom klávesami „1“ a „2“ _!_TODO check if num keys work. <text:line-break/>„Play“ mód má identické správanie a ovládanie ako predchádzajúce úrovne. <text:line-break/>V „Editor“ móde (móde na úpravu terénu) sa pohybuje natočením dlane ľavej ruky. </text:p>
      <text:p text:style-name="P48">Zovretím ľavej ruky v päsť sa kamera začne približovať k terénu. </text:p>
      <text:p text:style-name="P48">Vystretím prstov ľavej ruky sa kamera naopak začne vzďaľovať od terénu.</text:p>
      <text:p text:style-name="P48">Spojením ukazováka a palca pravej ruky sa začne upravovať výška terénu v oblasti priamo pod spojenými prstami. Časť terénu, ktorá sa začne upravovať, je vyznačená tieňom v tvare kruhu. Ak je pravá ruka pri tomto geste vo výške približne 20 cm a viac nad zariadením Leap Motion, terén sa bude zvyšovať. Ak je ruka pod hranicou 20 cm, terén sa bude znižovať.</text:p>
      <text:p text:style-name="P48">Poklepanie (_!_TODO lepší názov) ukazovákom (_!_TODO different finger for different <text:soft-page-break/>tree) <text:s/>pridá/odoberie strom. Miesto je taktiež vyznačené tieňom v tvare kruhu.</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Zoznam použitej literatúry:</text:p>
      <text:list xml:id="list31218504" text:style-name="L5">
        <text:list-header>
          <text:p text:style-name="P37"/>
          <text:p text:style-name="P37">1. <text:s/><text:span text:style-name="T6">DERRYBERRY, Anne. Serious games: online games for learning. In: [online]. 2007. s.3 [cit. 2014-12-15]. </text:span></text:p>
          <text:list>
            <text:list-item>
              <text:list>
                <text:list-item>
                  <text:list>
                    <text:list-item>
                      <text:list>
                        <text:list-header>
                          <text:p text:style-name="P37"><text:span text:style-name="T6"><text:s text:c="3"/><text:tab/>Dostupné z</text:span><text:span text:style-name="T11">:</text:span></text:p>
                        </text:list-header>
                      </text:list>
                    </text:list-item>
                  </text:list>
                  <text:p text:style-name="P44"><text:a xlink:type="simple" xlink:href="http://www.adobe.com/resources/elearning/pdfs/serious_games_wp.pdf"><text:span text:style-name="T5"><text:s/><text:tab/>http://www.adobe.com/resources/elearning/pdfs/serious_games_wp.pdf</text:span></text:a><text:span text:style-name="T26"> </text:span></text:p>
                </text:list-item>
              </text:list>
            </text:list-item>
          </text:list>
        </text:list-header>
      </text:list>
      <text:p text:style-name="P12"><text:soft-page-break/><text:span text:style-name="T24">2. <text:s/></text:span><text:span text:style-name="T7">[online]. Liečebná rehabilitácia. 16. marec 2013 [cit. 2014-12-15]. <text:line-break/><text:tab/>Dostupné z:<text:line-break/><text:tab/>http://sk.wikipedia.org/wiki/Lie%C4%8Debn%C3%A1_rehabilit%C3%A1cia</text:span> </text:p>
      <text:p text:style-name="P12"><text:span text:style-name="T24">3. <text:s/></text:span><text:span text:style-name="T7">[online]. Leap Motion. 2014 [cit. 2014-12-15]. <text:line-break/><text:tab/>Dostupné z: </text:span></text:p>
      <text:p text:style-name="P12"><text:span text:style-name="T7"><text:tab/>www.leapmotion.com</text:span> </text:p>
      <text:p text:style-name="P10">4. <text:s/><text:span text:style-name="T6">[online]. Zariadenie Leap Motion. 2014 [cit. 2014-12-15]. <text:line-break/><text:tab/>Dostupné z: <text:line-break/><text:tab/>https://www.leapmotion.com/product</text:span> </text:p>
      <text:p text:style-name="P10">//_!_TODO fix:</text:p>
      <text:p text:style-name="P10">5. http://www.scei.co.jp/corporate/release/130221b_e.html <text:s text:c="3"/>21.02.2013</text:p>
      <text:p text:style-name="P10"><text:tab/>//playstation 4 eye</text:p>
      <text:list xml:id="list31211915" text:style-name="L6">
        <text:list-item>
          <text:p text:style-name="P38">http://blogs.microsoft.com/blog/2013/10/02/collaboration-expertise-produce-enhanced-sensing-in-xbox-one/</text:p>
        </text:list-item>
      </text:list>
      <text:p text:style-name="P10"><text:s text:c="2"/><text:tab/>//kinect</text:p>
      <text:list xml:id="list31235342" text:style-name="L7">
        <text:list-item>
          <text:p text:style-name="P39">http://classicgames.about.com/od/consoleandhandheldgames/p/LeStickProfile.htm<text:line-break/>//le stick</text:p>
        </text:list-item>
        <text:list-item>
          <text:p text:style-name="P39">http://thedoteaters.com/?bitstory=the-great-video-game-crash</text:p>
          <text:p text:style-name="P39">//video game crash, le stick</text:p>
        </text:list-item>
        <text:list-item>
          <text:p text:style-name="P39"><text:a xlink:type="simple" xlink:href="https://en.wikipedia.org/wiki/Nintendo_Power"><text:span text:style-name="T18">Nintendo Power</text:span></text:a><text:span text:style-name="T16"> 250th issue!</text:span><text:span text:style-name="T15">. South San Francisco, California: </text:span><text:a xlink:type="simple" xlink:href="https://en.wikipedia.org/wiki/Future_US"><text:span text:style-name="T19">Future US</text:span></text:a><text:span text:style-name="T15">. 2010. p. 45.</text:span><text:span text:style-name="T26"> </text:span></text:p>
          <text:p text:style-name="P39">//listed wii as first motion controller</text:p>
        </text:list-item>
        <text:list-item>
          <text:p text:style-name="P39">http://www.cgchannel.com/2014/10/3d-systems-launches-geomagic-sculpt-and-touch/</text:p>
          <text:p text:style-name="P39">//geomagic touch price</text:p>
        </text:list-item>
        <text:list-item>
          <text:p text:style-name="P39">http://www.geomagic.com/en/products/phantom-omni/overview</text:p>
          <text:p text:style-name="P39">//geomagic touch</text:p>
        </text:list-item>
        <text:list-item>
          <text:p text:style-name="P39">https://www.asus.com/Eee-Family/Eee_Stick_GMC1/ </text:p>
          <text:list>
            <text:list-header>
              <text:p text:style-name="P39">//asus eee controller</text:p>
            </text:list-header>
          </text:list>
        </text:list-item>
      </text:list>
      <text:list xml:id="list31203154" text:style-name="L8">
        <text:list-item>
          <text:p text:style-name="P40">http://www.google.com/patents/US2655645</text:p>
        </text:list-item>
      </text:list>
      <text:p text:style-name="P10">//patent motion detector</text:p>
      <text:list xml:id="list31218459" text:style-name="L9">
        <text:list-item>
          <text:p text:style-name="P41"><text:soft-page-break/>http://www.pickar.caltech.edu/e103/Final%20Exams/Motion%20Sensing%20Technology.pdf</text:p>
          <text:p text:style-name="P42">//motion detect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sans-serif" svg:font-family="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21</meta:editing-cycles>
    <meta:editing-duration>PT76H37M49S</meta:editing-duration>
    <dc:date>2015-12-31T16:33:25.82</dc:date>
    <dc:creator>Michal Obert</dc:creator>
    <meta:generator>OpenOffice.org/3.1$Win32 OpenOffice.org_project/310m11$Build-9399</meta:generator>
    <meta:document-statistic meta:table-count="0" meta:image-count="1" meta:object-count="0" meta:page-count="12" meta:paragraph-count="111" meta:word-count="2360" meta:character-count="16010"/>
  </office:meta>
</office:document-meta>
</file>